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 fo:line-height="115%" fo:text-align="start" style:justify-single-word="false" style:writing-mode="lr-tb"/>
    </style:style>
    <style:style style:name="P2" style:family="paragraph" style:parent-style-name="Text_20_body">
      <style:text-properties officeooo:paragraph-rsid="0021995b"/>
    </style:style>
    <style:style style:name="P3" style:family="paragraph" style:parent-style-name="Text_20_body">
      <style:paragraph-properties style:writing-mode="lr-tb"/>
      <style:text-properties fo:font-weight="bold" officeooo:paragraph-rsid="001fcda2" style:font-weight-asian="bold" style:font-weight-complex="bold"/>
    </style:style>
    <style:style style:name="P4" style:family="paragraph" style:parent-style-name="Text_20_body">
      <style:paragraph-properties style:writing-mode="lr-tb"/>
      <style:text-properties fo:font-weight="bold" officeooo:paragraph-rsid="00213bc1" style:font-weight-asian="bold" style:font-weight-complex="bold"/>
    </style:style>
    <style:style style:name="P5" style:family="paragraph" style:parent-style-name="Text_20_body">
      <style:text-properties fo:font-weight="bold" officeooo:paragraph-rsid="0021995b" style:font-weight-asian="bold" style:font-weight-complex="bold"/>
    </style:style>
    <style:style style:name="P6" style:family="paragraph" style:parent-style-name="Text_20_body">
      <style:paragraph-properties style:writing-mode="lr-tb"/>
      <style:text-properties officeooo:paragraph-rsid="001fcda2"/>
    </style:style>
    <style:style style:name="P7" style:family="paragraph" style:parent-style-name="Text_20_body">
      <style:paragraph-properties style:writing-mode="lr-tb"/>
      <style:text-properties officeooo:paragraph-rsid="00213bc1"/>
    </style:style>
    <style:style style:name="P8" style:family="paragraph" style:parent-style-name="Text_20_body">
      <style:paragraph-properties style:writing-mode="lr-tb"/>
      <style:text-properties fo:font-weight="bold" officeooo:paragraph-rsid="00213bc1" style:font-weight-asian="bold" style:font-weight-complex="bold"/>
    </style:style>
    <style:style style:name="P9" style:family="paragraph" style:parent-style-name="Text_20_body">
      <style:text-properties fo:font-weight="bold" officeooo:paragraph-rsid="0021995b" style:font-weight-asian="bold" style:font-weight-complex="bold"/>
    </style:style>
    <style:style style:name="P10" style:family="paragraph" style:parent-style-name="Text_20_body">
      <style:text-properties fo:font-weight="bold" officeooo:paragraph-rsid="0028af53" style:font-weight-asian="bold" style:font-weight-complex="bold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text-properties officeooo:paragraph-rsid="0021995b"/>
    </style:style>
    <style:style style:name="P13" style:family="paragraph" style:parent-style-name="Text_20_body" style:list-style-name="L1">
      <style:text-properties officeooo:paragraph-rsid="0028af53"/>
    </style:style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3">
      <style:text-properties officeooo:paragraph-rsid="0021995b"/>
    </style:style>
    <style:style style:name="P17" style:family="paragraph" style:parent-style-name="Text_20_body">
      <style:paragraph-properties fo:line-height="115%" fo:text-align="start" style:justify-single-word="false" style:writing-mode="lr-tb"/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P18" style:family="paragraph" style:parent-style-name="Text_20_body">
      <style:paragraph-properties fo:line-height="115%" fo:text-align="start" style:justify-single-word="false" style:writing-mode="lr-tb"/>
      <style:text-properties style:font-name="Liberation Serif" fo:font-weight="bold" style:font-weight-asian="bold" style:font-weight-complex="bold"/>
    </style:style>
    <style:style style:name="P19" style:family="paragraph" style:parent-style-name="Text_20_body" style:list-style-name="WWNum1">
      <style:paragraph-properties fo:margin-left="2.521cm" fo:margin-right="0cm" fo:line-height="115%" fo:text-align="start" style:justify-single-word="false" fo:text-indent="-0.635cm" style:auto-text-indent="false" style:writing-mode="lr-tb"/>
      <style:text-properties style:font-name="Liberation Serif"/>
    </style:style>
    <style:style style:name="P20" style:family="paragraph" style:parent-style-name="Text_20_body" style:list-style-name="WWNum2">
      <style:paragraph-properties fo:margin-left="2.54cm" fo:margin-right="0cm" fo:line-height="115%" fo:text-align="start" style:justify-single-word="false" fo:text-indent="-0.635cm" style:auto-text-indent="false" style:writing-mode="lr-tb"/>
      <style:text-properties style:font-name="Liberation Serif"/>
    </style:style>
    <style:style style:name="P21" style:family="paragraph" style:parent-style-name="Text_20_body" style:list-style-name="WWNum3">
      <style:paragraph-properties fo:margin-left="2.54cm" fo:margin-right="0cm" fo:line-height="115%" fo:text-align="start" style:justify-single-word="false" fo:text-indent="-0.635cm" style:auto-text-indent="false" style:writing-mode="lr-tb"/>
      <style:text-properties style:font-name="Liberation Serif"/>
    </style:style>
    <style:style style:name="P22" style:family="paragraph" style:parent-style-name="Text_20_body" style:list-style-name="WWNum4">
      <style:paragraph-properties fo:margin-left="2.521cm" fo:margin-right="0cm" fo:line-height="115%" fo:text-align="start" style:justify-single-word="false" fo:text-indent="-0.635cm" style:auto-text-indent="false" style:writing-mode="lr-tb"/>
      <style:text-properties style:font-name="Liberation Serif"/>
    </style:style>
    <style:style style:name="P23" style:family="paragraph" style:parent-style-name="Text_20_body" style:list-style-name="WWNum5">
      <style:paragraph-properties fo:margin-left="3.175cm" fo:margin-right="0cm" fo:line-height="115%" fo:text-align="start" style:justify-single-word="false" fo:text-indent="-0.635cm" style:auto-text-indent="false" style:writing-mode="lr-tb"/>
      <style:text-properties style:font-name="Liberation Serif"/>
    </style:style>
    <style:style style:name="P24" style:family="paragraph" style:parent-style-name="Text_20_body" style:list-style-name="WWNum6">
      <style:paragraph-properties fo:margin-left="3.175cm" fo:margin-right="0cm" fo:line-height="115%" fo:text-align="start" style:justify-single-word="false" fo:text-indent="-0.635cm" style:auto-text-indent="false" style:writing-mode="lr-tb"/>
      <style:text-properties style:font-name="Liberation Serif"/>
    </style:style>
    <style:style style:name="P25" style:family="paragraph" style:parent-style-name="Text_20_body" style:list-style-name="WWNum7">
      <style:paragraph-properties fo:margin-left="3.175cm" fo:margin-right="0cm" fo:line-height="115%" fo:text-align="start" style:justify-single-word="false" fo:text-indent="-0.635cm" style:auto-text-indent="false" style:writing-mode="lr-tb"/>
      <style:text-properties style:font-name="Liberation Serif"/>
    </style:style>
    <style:style style:name="P26" style:family="paragraph" style:parent-style-name="Text_20_body" style:list-style-name="WWNum8">
      <style:paragraph-properties fo:margin-left="1.27cm" fo:margin-right="0cm" fo:line-height="115%" fo:text-align="start" style:justify-single-word="false" fo:text-indent="-0.635cm" style:auto-text-indent="false" style:writing-mode="lr-tb"/>
      <style:text-properties style:font-name="Liberation Serif"/>
    </style:style>
    <style:style style:name="P27" style:family="paragraph" style:parent-style-name="Text_20_body" style:list-style-name="WWNum9">
      <style:paragraph-properties fo:margin-left="1.27cm" fo:margin-right="0cm" fo:line-height="115%" fo:text-align="start" style:justify-single-word="false" fo:text-indent="-0.635cm" style:auto-text-indent="false" style:writing-mode="lr-tb"/>
      <style:text-properties style:font-name="Liberation Serif"/>
    </style:style>
    <style:style style:name="P28" style:family="paragraph" style:parent-style-name="Text_20_body" style:list-style-name="WWNum10">
      <style:paragraph-properties fo:margin-left="1.251cm" fo:margin-right="0cm" fo:line-height="115%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style:font-name="Liberation Serif"/>
    </style:style>
    <style:style style:name="P29" style:family="paragraph" style:parent-style-name="Text_20_body" style:list-style-name="WWNum11">
      <style:paragraph-properties fo:margin-left="1.251cm" fo:margin-right="0cm" fo:line-height="115%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style:font-name="Liberation Serif"/>
    </style:style>
    <style:style style:name="P30" style:family="paragraph" style:parent-style-name="Text_20_body" style:list-style-name="WWNum5">
      <style:paragraph-properties fo:margin-left="3.175cm" fo:margin-right="0cm" fo:line-height="115%" fo:text-align="start" style:justify-single-word="false" fo:text-indent="-0.635cm" style:auto-text-indent="false" style:writing-mode="lr-tb"/>
    </style:style>
    <style:style style:name="P31" style:family="paragraph" style:parent-style-name="Text_20_body">
      <style:paragraph-properties fo:line-height="115%" fo:text-align="start" style:justify-single-word="false" style:writing-mode="lr-tb"/>
    </style:style>
    <style:style style:name="P32" style:family="paragraph" style:parent-style-name="Text_20_body">
      <style:text-properties officeooo:paragraph-rsid="0028af53"/>
    </style:style>
    <style:style style:name="P33" style:family="paragraph" style:parent-style-name="Text_20_body">
      <style:paragraph-properties style:writing-mode="lr-tb"/>
      <style:text-properties officeooo:paragraph-rsid="00213bc1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font-name="Liberation Serif" fo:font-weight="bold" style:font-weight-asian="bold" style:font-weight-complex="bold"/>
    </style:style>
    <style:style style:name="T4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Liberation Serif" fo:font-style="italic" style:font-style-asian="italic" style:font-style-complex="italic"/>
    </style:style>
    <style:style style:name="T6" style:family="text">
      <style:text-properties officeooo:rsid="001f9b51" style:language-asian="ja" style:country-asian="JP"/>
    </style:style>
    <style:style style:name="T7" style:family="text">
      <style:text-properties officeooo:rsid="001fcda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fcda2" style:font-weight-asian="bold" style:font-weight-complex="bold"/>
    </style:style>
    <style:style style:name="T10" style:family="text">
      <style:text-properties officeooo:rsid="0021995b"/>
    </style:style>
    <style:style style:name="T11" style:family="text">
      <style:text-properties officeooo:rsid="0028af5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Спецификация требований к программному обеспечению (СТПО)</text:span><text:span text:style-name="T3"> </text:span><text:span text:style-name="T4">для проекта по разработке Веб-приложения для онлайн образования.</text:span></text:p>
      <text:p text:style-name="P3"><text:span text:style-name="T7">1. </text:span>Введение</text:p>
      <text:p text:style-name="P6"><text:span text:style-name="T8"><text:tab/>1.</text:span><text:span text:style-name="T9">1</text:span><text:span text:style-name="T8"> Цель</text:span></text:p>
      <text:p text:style-name="P7"><text:tab/><text:tab/><text:span text:style-name="T11">О</text:span>пределить требования к функциональности, качеству и <text:tab/><text:tab/><text:tab/><text:tab/><text:tab/>производительности веб-приложения для онлайн образования, которое <text:tab/><text:tab/><text:tab/>позволит студентам и преподавателям взаимодействовать в рамках учебного <text:tab/><text:tab/>процесса. </text:p>
      <text:p text:style-name="P4"><text:tab/>1.2 Границы применения</text:p>
      <text:p text:style-name="P7"><text:span text:style-name="T8"><text:tab/><text:tab/></text:span>Веб-приложение для онлайн образования разрабатывается для использования <text:tab/><text:tab/>студентами и преподавателями в рамках учебного процесса. </text:p>
      <text:p text:style-name="P4"><text:tab/>1.3 Термины, акронимы, сокращения</text:p>
      <text:list xml:id="list4179440445" text:style-name="L1">
        <text:list-item>
          <text:list>
            <text:list-item>
              <text:p text:style-name="P11">Веб-приложение - приложение, которое работает через веб-браузер.</text:p>
            </text:list-item>
            <text:list-item>
              <text:p text:style-name="P11">Онлайн образование - образование, которое осуществляется с использованием Интернета.</text:p>
            </text:list-item>
            <text:list-item>
              <text:p text:style-name="P11">Студент - человек, который обучается в онлайн-образовательном учреждении.</text:p>
            </text:list-item>
            <text:list-item>
              <text:p text:style-name="P12">Преподаватель - человек, который ведет занятия в онлайн-образовательном учреждении. </text:p>
            </text:list-item>
          </text:list>
        </text:list-item>
      </text:list>
      <text:p text:style-name="P5"><text:tab/>1.4 Ссылки</text:p>
      <text:list xml:id="list113330740097661" text:continue-numbering="true" text:style-name="L1">
        <text:list-item>
          <text:list>
            <text:list-item>
              <text:p text:style-name="P11">Документация по требованиям к веб-приложениям.</text:p>
            </text:list-item>
            <text:list-item>
              <text:p text:style-name="P11">Спецификация требований к системе онлайн обучения.</text:p>
            </text:list-item>
            <text:list-item>
              <text:p text:style-name="P13">Документация по проектированию пользовательского интерфейса. </text:p>
            </text:list-item>
          </text:list>
        </text:list-item>
      </text:list>
      <text:p text:style-name="P10"><text:tab/>1.5 Краткий обзор </text:p>
      <text:p text:style-name="P32"><text:tab/><text:tab/>Веб-приложение для онлайн образования должно предоставлять возможность <text:tab/><text:tab/>студентам и преподавателям взаимодействовать в рамках учебного процесса. <text:tab/><text:tab/>Это приложение должно быть доступно через веб-браузер и должно <text:tab/><text:tab/><text:tab/><text:tab/>обеспечивать удобный пользовательский интерфейс для управления учебным <text:tab/><text:tab/>процессом.</text:p>
      <text:p text:style-name="P5"><text:span text:style-name="T10">2. </text:span>Общее описание</text:p>
      <text:p text:style-name="P5"><text:tab/>2.1 Перспективы изделия</text:p>
      <text:p text:style-name="P2"><text:tab/><text:tab/>Веб-приложение для онлайн образования представляет собой приложение, <text:tab/><text:tab/><text:tab/>которое будет использоваться студентами и преподавателями для управления <text:tab/><text:tab/>учебным процессом. Приложение должно быть легко доступным и удобным в <text:tab/><text:tab/>использовании. </text:p>
      <text:p text:style-name="P5"><text:tab/>2.2 Функции изделия</text:p>
      <text:list xml:id="list2723643184" text:style-name="L2">
        <text:list-item>
          <text:list>
            <text:list-item>
              <text:p text:style-name="P14">Регистрация и авторизация пользователей.</text:p>
            </text:list-item>
            <text:list-item>
              <text:p text:style-name="P14">Создание и управление курсами.</text:p>
            </text:list-item>
            <text:list-item>
              <text:p text:style-name="P14">Создание и управление заданиями и тестами.</text:p>
            </text:list-item>
            <text:list-item>
              <text:p text:style-name="P14"><text:soft-page-break/>Оценка заданий и тестов.</text:p>
            </text:list-item>
            <text:list-item>
              <text:p text:style-name="P14">Обмен сообщ<text:span text:style-name="T6">ениями</text:span></text:p>
            </text:list-item>
            <text:list-item>
              <text:p text:style-name="P14">Организация онлайн вебинаров и конференций для учебных целей.</text:p>
            </text:list-item>
          </text:list>
        </text:list-item>
      </text:list>
      <text:list xml:id="list1789786973" text:style-name="L3">
        <text:list-item>
          <text:list>
            <text:list-item>
              <text:p text:style-name="P15">Возможность общения между студентами и преподавателями через встроенный чат.</text:p>
            </text:list-item>
            <text:list-item>
              <text:p text:style-name="P15">Отслеживание прогресса студентов в рамках курсов.</text:p>
            </text:list-item>
            <text:list-item>
              <text:p text:style-name="P15">Предоставление отчетов о прогрессе и успеваемости студентов.</text:p>
            </text:list-item>
            <text:list-item>
              <text:p text:style-name="P16">Интеграция с системами онлайн-оплаты для оплаты курсов и услуг. </text:p>
            </text:list-item>
          </text:list>
        </text:list-item>
      </text:list>
      <text:p text:style-name="P5"><text:tab/>2.3 Характеристики пользователя</text:p>
      <text:list xml:id="list113330818787865" text:continue-numbering="true" text:style-name="L3">
        <text:list-item>
          <text:list>
            <text:list-item>
              <text:p text:style-name="P15">Студенты, которые будут использовать приложение для доступа к курсам, заданиям, тестам и другим материалам.</text:p>
            </text:list-item>
            <text:list-item>
              <text:p text:style-name="P15">Преподаватели, которые будут использовать приложение для создания и управления курсами, оценки заданий и тестов, проведения вебинаров и конференций.</text:p>
            </text:list-item>
            <text:list-item>
              <text:p text:style-name="P16">Администраторы, которые будут использовать приложение для управления пользователями, создания новых курсов и управления настройками приложения. </text:p>
            </text:list-item>
          </text:list>
        </text:list-item>
      </text:list>
      <text:p text:style-name="P5"><text:tab/>2.4 Ограничения</text:p>
      <text:list xml:id="list113331759250613" text:continue-numbering="true" text:style-name="L3">
        <text:list-item>
          <text:list>
            <text:list-item>
              <text:p text:style-name="P15">Приложение должно быть доступно через веб-браузер на различных устройствах и операционных системах.</text:p>
            </text:list-item>
            <text:list-item>
              <text:p text:style-name="P15">Приложение должно обеспечивать безопасность данных и конфиденциальность пользователей.</text:p>
            </text:list-item>
            <text:list-item>
              <text:p text:style-name="P16">Приложение должно обеспечивать высокую производительность при работе с большим количеством пользователей и курсов. </text:p>
            </text:list-item>
          </text:list>
        </text:list-item>
      </text:list>
      <text:p text:style-name="P5"><text:tab/>2.5 Предположения и зависимости</text:p>
      <text:list xml:id="list113331493163650" text:continue-numbering="true" text:style-name="L3">
        <text:list-item>
          <text:list>
            <text:list-item>
              <text:p text:style-name="P15">Необходимо использовать современные технологии и методы разработки для обеспечения высокой производительности и безопасности приложения.</text:p>
            </text:list-item>
            <text:list-item>
              <text:p text:style-name="P15">Для успешного запуска приложения необходимо иметь достаточное количество пользователей и курсов, чтобы обеспечить его жизнеспособность.</text:p>
            </text:list-item>
            <text:list-item>
              <text:p text:style-name="P15">Разработка и запуск приложения будет зависеть от финансовых и временных ресурсов, которые будут выделены на проект.</text:p>
            </text:list-item>
          </text:list>
        </text:list-item>
      </text:list>
      <text:p text:style-name="P17">3. Детальные требования</text:p>
      <text:p text:style-name="P18">3.1 Требования на внешние интерфейсы</text:p>
      <text:p text:style-name="P1"><text:span text:style-name="T3"><text:tab/>3.1.1</text:span><text:span text:style-name="T1"> </text:span><text:span text:style-name="T3">Интерфейсы пользователя</text:span></text:p>
      <text:list xml:id="list13357586" text:style-name="WWNum1">
        <text:list-item>
          <text:p text:style-name="P19">Интерфейс должен быть удобным и интуитивно понятным для пользователей всех уровней знания компьютера.</text:p>
        </text:list-item>
        <text:list-item>
          <text:p text:style-name="P19">Приложение должно быть доступно из любого браузера и устройства.</text:p>
        </text:list-item>
        <text:list-item>
          <text:p text:style-name="P19">Приложение должно быть адаптировано для мобильных устройств.</text:p>
        </text:list-item>
        <text:list-item>
          <text:p text:style-name="P19"><text:soft-page-break/>Приложение должно предоставлять возможность пользователям создавать свои профили и управлять ими.</text:p>
        </text:list-item>
        <text:list-item>
          <text:p text:style-name="P19">Приложение должно позволять пользователям общаться друг с другом через чаты, форумы и другие средства коммуникации.</text:p>
        </text:list-item>
      </text:list>
      <text:p text:style-name="P1"><text:span text:style-name="T3"><text:tab/>3.1.2</text:span><text:span text:style-name="T1"> </text:span><text:span text:style-name="T3">Интерфейсы аппаратных средств ЭВМ</text:span></text:p>
      <text:list xml:id="list3575218" text:style-name="WWNum2">
        <text:list-item>
          <text:list>
            <text:list-item>
              <text:list>
                <text:list-item>
                  <text:p text:style-name="P20">Система должна работать на любых современных компьютерах и мобильных устройствах.</text:p>
                </text:list-item>
                <text:list-item>
                  <text:p text:style-name="P20">Должна быть возможность использования веб-камеры, микрофона и аудиоустройств для взаимодействия в рамках учебного процесса. </text:p>
                </text:list-item>
              </text:list>
            </text:list-item>
          </text:list>
        </text:list-item>
      </text:list>
      <text:p text:style-name="P1"><text:span text:style-name="T3"><text:tab/>3.1.3</text:span><text:span text:style-name="T1"> </text:span><text:span text:style-name="T3">Интерфейсы программного обеспечения</text:span></text:p>
      <text:list xml:id="list2666031317" text:style-name="WWNum3">
        <text:list-item>
          <text:list>
            <text:list-item>
              <text:list>
                <text:list-item>
                  <text:p text:style-name="P21">Система должна быть доступна из любого современного веб-браузера. </text:p>
                </text:list-item>
                <text:list-item>
                  <text:p text:style-name="P21">Должна быть возможность взаимодействия с другими приложениями и сервисами. </text:p>
                </text:list-item>
              </text:list>
            </text:list-item>
          </text:list>
        </text:list-item>
      </text:list>
      <text:p text:style-name="P1"><text:span text:style-name="T3"><text:tab/>3.1.4</text:span><text:span text:style-name="T1"> </text:span><text:span text:style-name="T3">Интерфейсы связи</text:span></text:p>
      <text:list xml:id="list1163519229" text:style-name="WWNum4">
        <text:list-item>
          <text:p text:style-name="P22">Взаимодействие между сервером и клиентом должно происходить по протоколу HTTPS.</text:p>
        </text:list-item>
        <text:list-item>
          <text:p text:style-name="P22">Должна быть реализована механизм автоматической синхронизации данных между клиентом и сервером.<text:tab/><text:tab/></text:p>
        </text:list-item>
      </text:list>
      <text:p text:style-name="P18">3.2 Функциональные требования</text:p>
      <text:p text:style-name="P1"><text:span text:style-name="T3"><text:tab/>3.2.1 Режим 1 <text:s/>- Режим для студентов:</text:span><text:span text:style-name="T1"> </text:span></text:p>
      <text:p text:style-name="P1"><text:span text:style-name="T3"><text:tab/><text:tab/>3.2.1.1</text:span><text:span text:style-name="T1"> </text:span><text:span text:style-name="T3">Функциональное требование 1.1</text:span></text:p>
      <text:list xml:id="list3758539429" text:style-name="WWNum5">
        <text:list-item>
          <text:list>
            <text:list-item>
              <text:list>
                <text:list-item>
                  <text:list>
                    <text:list-item>
                      <text:p text:style-name="P30"><text:span text:style-name="T1">Студенты могут просматривать список доступных курсов. </text:span></text:p>
                    </text:list-item>
                    <text:list-item>
                      <text:p text:style-name="P23">Студенты могут выбирать курсы и регистрироваться на них. </text:p>
                    </text:list-item>
                    <text:list-item>
                      <text:p text:style-name="P23">Студенты могут просматривать материалы курса (лекции, видео, задания). </text:p>
                    </text:list-item>
                    <text:list-item>
                      <text:p text:style-name="P23">Студенты могут выполнять задания и отправлять их на проверку. </text:p>
                    </text:list-item>
                    <text:list-item>
                      <text:p text:style-name="P23">Студенты могут просматривать свои оценки. </text:p>
                    </text:list-item>
                  </text:list>
                </text:list-item>
              </text:list>
            </text:list-item>
          </text:list>
        </text:list-item>
      </text:list>
      <text:p text:style-name="P1"><text:span text:style-name="T3"><text:tab/>3.2.2</text:span><text:span text:style-name="T1"> </text:span><text:span text:style-name="T3">Режим 2</text:span><text:span text:style-name="T1"> </text:span><text:span text:style-name="T3">- Режим для преподавателей:</text:span></text:p>
      <text:p text:style-name="P18"><text:tab/><text:tab/>3.2.2.1 Функциональное требование 2.1</text:p>
      <text:list xml:id="list3663786921" text:style-name="WWNum6">
        <text:list-item>
          <text:list>
            <text:list-item>
              <text:list>
                <text:list-item>
                  <text:list>
                    <text:list-item>
                      <text:p text:style-name="P24">Преподаватели могут создавать курсы и добавлять материалы к ним. </text:p>
                    </text:list-item>
                    <text:list-item>
                      <text:p text:style-name="P24">Преподаватели могут создавать задания и проверять их выполнение студентами.</text:p>
                    </text:list-item>
                    <text:list-item>
                      <text:p text:style-name="P24"><text:s/>Преподаватели могут просматривать список студентов, зарегистрированных на их курсах, и оценки, которые они получили. </text:p>
                    </text:list-item>
                  </text:list>
                </text:list-item>
              </text:list>
            </text:list-item>
          </text:list>
        </text:list-item>
      </text:list>
      <text:p text:style-name="P1"><text:span text:style-name="T3"><text:tab/>3.2.3</text:span><text:span text:style-name="T1">. </text:span><text:span text:style-name="T3">Режим 3 - Режим для администратора: </text:span></text:p>
      <text:p text:style-name="P1"><text:span text:style-name="T3"><text:tab/><text:tab/>3.2.3.1</text:span><text:span text:style-name="T1"> </text:span><text:span text:style-name="T3">Функциональное требование 3.1.</text:span></text:p>
      <text:list xml:id="list808605174" text:style-name="WWNum7">
        <text:list-item>
          <text:list>
            <text:list-item>
              <text:list>
                <text:list-item>
                  <text:list>
                    <text:list-item>
                      <text:p text:style-name="P25">Администраторы могут создавать и удалять пользователей и их учетные записи. </text:p>
                    </text:list-item>
                    <text:list-item>
                      <text:p text:style-name="P25"><text:soft-page-break/>Администраторы могут управлять курсами и материалами к ним. </text:p>
                    </text:list-item>
                    <text:list-item>
                      <text:p text:style-name="P25">Администраторы могут просматривать журналы доступа пользователей. </text:p>
                    </text:list-item>
                  </text:list>
                </text:list-item>
              </text:list>
            </text:list-item>
          </text:list>
        </text:list-item>
      </text:list>
      <text:p text:style-name="P1"><text:span text:style-name="T3">3.3</text:span><text:span text:style-name="T1"> </text:span><text:span text:style-name="T3">Требования</text:span><text:span text:style-name="T1"> </text:span><text:span text:style-name="T3">исполнения</text:span></text:p>
      <text:list xml:id="list1015162761" text:style-name="WWNum8">
        <text:list-item>
          <text:p text:style-name="P26">Система должна работать без сбоев и задержек.</text:p>
        </text:list-item>
        <text:list-item>
          <text:p text:style-name="P26">Система должна поддерживать одновременную работу множества пользователей.</text:p>
        </text:list-item>
        <text:list-item>
          <text:p text:style-name="P26">Система должна иметь возможность масштабирования для обеспечения работы с большим количеством пользователей.</text:p>
        </text:list-item>
      </text:list>
      <text:p text:style-name="P1"><text:span text:style-name="T3">3.4</text:span><text:span text:style-name="T1"> </text:span><text:span text:style-name="T3">Ограничения</text:span><text:span text:style-name="T1"> </text:span><text:span text:style-name="T3">проекта</text:span></text:p>
      <text:list xml:id="list1329031083" text:style-name="WWNum9">
        <text:list-item>
          <text:p text:style-name="P27">Система должна быть разработана на базе веб-технологий.</text:p>
        </text:list-item>
        <text:list-item>
          <text:p text:style-name="P27">Система должна работать на серверной платформе с использованием базы данных.</text:p>
        </text:list-item>
        <text:list-item>
          <text:p text:style-name="P27">Браузерная часть системы должна быть совместима со всеми современными веб-браузерами.</text:p>
        </text:list-item>
      </text:list>
      <text:p text:style-name="P1"><text:span text:style-name="T3">3.5</text:span><text:span text:style-name="T1"> </text:span><text:span text:style-name="T3">Характеристики программного обеспечения системы</text:span></text:p>
      <text:list xml:id="list729068753" text:style-name="WWNum10">
        <text:list-item>
          <text:p text:style-name="P28">Язык программирования: JavaScript.</text:p>
        </text:list-item>
        <text:list-item>
          <text:p text:style-name="P28">Используемые фреймворки: React, Node.js, Express.</text:p>
        </text:list-item>
        <text:list-item>
          <text:p text:style-name="P28">База данных: MongoDB.</text:p>
        </text:list-item>
        <text:list-item>
          <text:p text:style-name="P28">Система контроля версий: Git.</text:p>
        </text:list-item>
      </text:list>
      <text:p text:style-name="P1"><text:span text:style-name="T3">3.6</text:span><text:span text:style-name="T1"> </text:span><text:span text:style-name="T3">Другие требования</text:span></text:p>
      <text:list xml:id="list3253032805" text:style-name="WWNum11">
        <text:list-item>
          <text:p text:style-name="P29">Система должна соответствовать стандартам безопасности и защиты данных.</text:p>
        </text:list-item>
        <text:list-item>
          <text:p text:style-name="P29">Система должна иметь документацию, которая содержит инструкции по использованию и настройке системы.</text:p>
        </text:list-item>
        <text:list-item>
          <text:p text:style-name="P29">Система должна быть разработана в соответствии с требованиями, предъявляемыми к веб-приложениям для онлайн-образования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OpenSymbol1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1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1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OpenSymbol1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1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1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OpenSymbol1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1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Open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1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1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Open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1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1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Open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1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  <style:text-properties style:font-name="Open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27cm" fo:text-indent="-0.635cm" fo:margin-left="3.175cm"/>
        </style:list-level-properties>
        <style:text-properties style:font-name="OpenSymbol1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27cm" fo:text-indent="-0.635cm" fo:margin-left="3.81cm"/>
        </style:list-level-properties>
        <style:text-properties style:font-name="OpenSymbol1"/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4.445cm"/>
        </style:list-level-properties>
        <style:text-properties style:font-name="Open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27cm" fo:text-indent="-0.635cm" fo:margin-left="5.08cm"/>
        </style:list-level-properties>
        <style:text-properties style:font-name="OpenSymbol1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27cm" fo:text-indent="-0.635cm" fo:margin-left="5.715cm"/>
        </style:list-level-properties>
        <style:text-properties style:font-name="OpenSymbol1"/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6.35cm"/>
        </style:list-level-properties>
        <style:text-properties style:font-name="Open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27cm" fo:text-indent="-0.635cm" fo:margin-left="6.985cm"/>
        </style:list-level-properties>
        <style:text-properties style:font-name="OpenSymbol1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27cm" fo:text-indent="-0.635cm" fo:margin-left="7.62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6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5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5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6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7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7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7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7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8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8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1"/>
      </text:list-level-style-bullet>
      <text:list-level-style-bullet text:level="2" text:style-name="ListLabel_20_8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1"/>
      </text:list-level-style-bullet>
      <text:list-level-style-bullet text:level="3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1"/>
      </text:list-level-style-bullet>
      <text:list-level-style-bullet text:level="4" text:style-name="ListLabel_20_8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1"/>
      </text:list-level-style-bullet>
      <text:list-level-style-bullet text:level="5" text:style-name="ListLabel_20_8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1"/>
      </text:list-level-style-bullet>
      <text:list-level-style-bullet text:level="6" text:style-name="ListLabel_20_8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1"/>
      </text:list-level-style-bullet>
      <text:list-level-style-bullet text:level="7" text:style-name="ListLabel_20_8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1"/>
      </text:list-level-style-bullet>
      <text:list-level-style-bullet text:level="8" text:style-name="ListLabel_20_8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1"/>
      </text:list-level-style-bullet>
      <text:list-level-style-bullet text:level="9" text:style-name="ListLabel_20_9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1"/>
      </text:list-level-style-bullet>
      <text:list-level-style-bullet text:level="2" text:style-name="ListLabel_20_9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1"/>
      </text:list-level-style-bullet>
      <text:list-level-style-bullet text:level="3" text:style-name="ListLabel_20_9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1"/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1"/>
      </text:list-level-style-bullet>
      <text:list-level-style-bullet text:level="5" text:style-name="ListLabel_20_9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1"/>
      </text:list-level-style-bullet>
      <text:list-level-style-bullet text:level="6" text:style-name="ListLabel_20_9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1"/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1"/>
      </text:list-level-style-bullet>
      <text:list-level-style-bullet text:level="8" text:style-name="ListLabel_20_9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1"/>
      </text:list-level-style-bullet>
      <text:list-level-style-bullet text:level="9" text:style-name="ListLabel_20_9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3-04-25T11:33:30.256079043</dc:date>
    <meta:editing-duration>PT21M26S</meta:editing-duration>
    <meta:editing-cycles>11</meta:editing-cycles>
    <meta:generator>LibreOffice/7.2.4.1$Linux_X86_64 LibreOffice_project/20$Build-1</meta:generator>
    <meta:document-statistic meta:table-count="0" meta:image-count="0" meta:object-count="0" meta:page-count="4" meta:paragraph-count="95" meta:word-count="969" meta:character-count="6479" meta:non-whitespace-character-count="5729"/>
  </office:meta>
</office:document-meta>
</file>